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0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008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5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2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#c0c0c0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  <style:style style:name="T1" style:family="text">
      <style:text-properties fo:color="#262626" style:text-outline="false" fo:font-size="10pt" fo:letter-spacing="normal" style:letter-kerning="false" style:font-name-asian="Courier" style:font-size-asian="10pt" style:font-name-complex="Courier" style:font-size-complex="10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curre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6"/>
        <table:table-column table:style-name="co3" table:default-cell-style-name="ce10"/>
        <table:table-column table:style-name="co4" table:default-cell-style-name="ce9"/>
        <table:table-column table:style-name="co3" table:default-cell-style-name="ce14"/>
        <table:table-column table:style-name="co4" table:default-cell-style-name="ce9"/>
        <table:table-column table:style-name="co1" table:default-cell-style-name="ce9"/>
        <table:table-column table:style-name="co5" table:number-columns-repeated="3" table:default-cell-style-name="ce9"/>
        <table:table-column table:style-name="co1" table:default-cell-style-name="ce9"/>
        <table:table-column table:style-name="co3" table:default-cell-style-name="ce18"/>
        <table:table-column table:style-name="co6" table:default-cell-style-name="ce21"/>
        <table:table-column table:style-name="co4" table:default-cell-style-name="ce21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967" table:default-cell-style-name="Default"/>
        <table:table-row table:style-name="ro1">
          <table:table-cell table:number-columns-repeated="3"/>
          <table:table-cell table:style-name="ce5" office:value-type="string">
            <text:p>Potential Enhancements</text:p>
          </table:table-cell>
          <table:table-cell table:style-name="ce7" office:value-type="string">
            <text:p>Inspect *.html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For each modification</text:p>
          </table:table-cell>
          <table:table-cell table:style-name="Default" office:value-type="string">
            <text:p>Sync this file with Dropbo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Compare output from console with knitr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script with Dropbo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txtmap.csv with dropbx template</text:p>
          </table:table-cell>
          <table:table-cell table:number-columns-repeated="991"/>
        </table:table-row>
        <table:table-row table:style-name="ro1" table:number-rows-repeated="4">
          <table:table-cell table:number-columns-repeated="3"/>
          <table:table-cell table:style-name="ce5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2" table:formula="of:=[.K69]" office:value-type="float" office:value="556.4451">
            <text:p>556</text:p>
          </table:table-cell>
          <table:table-cell table:style-name="ce2" table:formula="of:=[.L69]" office:value-type="float" office:value="2740.2956">
            <text:p>2,740</text:p>
          </table:table-cell>
          <table:table-cell table:style-name="ce5" office:value-type="string">
            <text:p>‘&lt;- Anchor</text:p>
          </table:table-cell>
          <table:table-cell table:style-name="ce7"/>
          <table:table-cell table:number-columns-repeated="991"/>
        </table:table-row>
        <table:table-row table:style-name="ro1">
          <table:table-cell table:number-columns-repeated="4"/>
          <table:table-cell table:style-name="ce7" office:value-type="string">
            <text:p>glb_sel_mdl</text:p>
          </table:table-cell>
          <table:table-cell/>
          <table:table-cell table:style-name="ce11" office:value-type="string">
            <text:p>glb_fin_mdl</text:p>
          </table:table-cell>
          <table:table-cell table:style-name="ce15" table:number-columns-repeated="2"/>
          <table:table-cell table:number-columns-repeated="14"/>
          <table:table-cell table:style-name="ce1" office:value-type="string">
            <text:p>weight.N</text:p>
          </table:table-cell>
          <table:table-cell table:style-name="ce1" office:value-type="string">
            <text:p>weight.Y</text:p>
          </table:table-cell>
          <table:table-cell table:style-name="ce1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969"/>
        </table:table-row>
        <table:table-row table:style-name="ro2">
          <table:table-cell table:style-name="ce1"/>
          <table:table-cell table:style-name="ce3" office:value-type="string">
            <text:p>err.abs.OOB.sum Improvements</text:p>
          </table:table-cell>
          <table:table-cell table:style-name="ce3" office:value-type="string">
            <text:p>err.abs.trn.sum Improvements</text:p>
          </table:table-cell>
          <table:table-cell table:style-name="ce7" office:value-type="string">
            <text:p>Script Name</text:p>
          </table:table-cell>
          <table:table-cell table:style-name="ce7" office:value-type="string">
            <text:p>glb_sel_mdl_id</text:p>
          </table:table-cell>
          <table:table-cell table:style-name="ce11" office:value-type="string">
            <text:p>VarImp</text:p>
          </table:table-cell>
          <table:table-cell table:style-name="ce7" office:value-type="string">
            <text:p>glb_fin_mdl_id</text:p>
          </table:table-cell>
          <table:table-cell table:style-name="ce7" office:value-type="string">
            <text:p>VarImp</text:p>
          </table:table-cell>
          <table:table-cell table:style-name="ce7"/>
          <table:table-cell table:style-name="ce11" office:value-type="string">
            <text:p>glb_category_var</text:p>
          </table:table-cell>
          <table:table-cell table:style-name="ce11" office:value-type="string">
            <text:p>err.abs.OOB.sum</text:p>
          </table:table-cell>
          <table:table-cell table:style-name="ce11" office:value-type="string">
            <text:p>err.abs.trn.sum</text:p>
          </table:table-cell>
          <table:table-cell table:style-name="ce11"/>
          <table:table-cell table:style-name="ce19" office:value-type="string">
            <text:p>Metric</text:p>
          </table:table-cell>
          <table:table-cell table:style-name="ce19" office:value-type="string">
            <text:p>Value</text:p>
          </table:table-cell>
          <table:table-cell table:style-name="ce19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6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19" table:number-columns-repeated="3"/>
          <table:table-cell table:style-name="ce1" table:number-columns-repeated="980"/>
        </table:table-row>
        <table:table-row table:style-name="ro3">
          <table:table-cell table:number-columns-repeated="3"/>
          <table:table-cell office:value-type="string">
            <text:p>Votes_Income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M</text:p>
          </table:table-cell>
          <table:table-cell office:value-type="float" office:value="336.10528">
            <text:p>336.11</text:p>
          </table:table-cell>
          <table:table-cell office:value-type="float" office:value="1660.23197">
            <text:p>1,660.23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23" table:formula="of:=[.O16]/[.O44]" office:value-type="percentage" office:value="1">
            <text:p>100.00%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3">
          <table:table-cell/>
          <table:table-cell table:style-name="ce4" table:formula="of:=[.K41]/[.B12]" office:value-type="percentage" office:value="1.00033377955885">
            <text:p>100.03%</text:p>
          </table:table-cell>
          <table:table-cell table:style-name="ce4" table:formula="of:=[.L41]/[.C12]" office:value-type="percentage" office:value="1.00118175572008">
            <text:p>100.12%</text:p>
          </table:table-cell>
          <table:table-cell office:value-type="string">
            <text:p>Added Income.Fctr</text:p>
          </table:table-cell>
          <table:table-cell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12.43919">
            <text:p>12.44</text:p>
          </table:table-cell>
          <table:table-cell office:value-type="float" office:value="55.78403">
            <text:p>55.78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3" table:formula="of:=[.O17]/[.O45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GlbFeatsCategory:Gender.fctr</text:p>
          </table:table-cell>
          <table:table-cell office:value-type="string">
            <text:p>YOB.Age.fctr^8</text:p>
          </table:table-cell>
          <table:table-cell office:value-type="float" office:value="46.5496">
            <text:p>46.55</text:p>
          </table:table-cell>
          <table:table-cell office:value-type="string">
            <text:p>Gender.fctrF</text:p>
          </table:table-cell>
          <table:table-cell office:value-type="float" office:value="77.15383">
            <text:p>77.15</text:p>
          </table:table-cell>
          <table:table-cell/>
          <table:table-cell office:value-type="string">
            <text:p>F</text:p>
          </table:table-cell>
          <table:table-cell office:value-type="float" office:value="208.08636">
            <text:p>208.09</text:p>
          </table:table-cell>
          <table:table-cell office:value-type="float" office:value="1027.51796">
            <text:p>1,027.52</text:p>
          </table:table-cell>
          <table:table-cell/>
          <table:table-cell office:value-type="string">
            <text:p>OOBobs errors</text:p>
          </table:table-cell>
          <table:table-cell table:style-name="ce22" office:value-type="string">
            <text:p>N/A</text:p>
          </table:table-cell>
          <table:table-cell table:style-name="ce23" table:formula="of:=[.O18]/[.O46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Gender.fctrF</text:p>
          </table:table-cell>
          <table:table-cell office:value-type="float" office:value="45.76022">
            <text:p>45.76</text:p>
          </table:table-cell>
          <table:table-cell office:value-type="string">
            <text:p>Income.fctr.Q</text:p>
          </table:table-cell>
          <table:table-cell office:value-type="float" office:value="30.61766">
            <text:p>30.62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3" table:formula="of:=[.O19]/[.O47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Income.fctr.Q</text:p>
          </table:table-cell>
          <table:table-cell office:value-type="float" office:value="36.15421">
            <text:p>36.15</text:p>
          </table:table-cell>
          <table:table-cell office:value-type="string">
            <text:p>YOB.Age.fctr^8</text:p>
          </table:table-cell>
          <table:table-cell office:value-type="float" office:value="26.53818">
            <text:p>26.54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3" table:formula="of:=[.O20]/[.O48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Income.fctr.C</text:p>
          </table:table-cell>
          <table:table-cell office:value-type="float" office:value="27.35876">
            <text:p>27.36</text:p>
          </table:table-cell>
          <table:table-cell office:value-type="string">
            <text:p>YOB.Age.fctr^6</text:p>
          </table:table-cell>
          <table:table-cell office:value-type="float" office:value="15.63738">
            <text:p>15.64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23" table:formula="of:=[.O21]/[.O49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^7</text:p>
          </table:table-cell>
          <table:table-cell office:value-type="float" office:value="26.88924">
            <text:p>26.89</text:p>
          </table:table-cell>
          <table:table-cell office:value-type="string">
            <text:p>YOB.Age.fctr^7</text:p>
          </table:table-cell>
          <table:table-cell office:value-type="float" office:value="12.97811">
            <text:p>12.98</text:p>
          </table:table-cell>
          <table:table-cell table:number-columns-repeated="5"/>
          <table:table-cell table:style-name="ce6" office:value-type="string">
            <text:p>max.AUCpROC.OOB:glb_sel_mdl</text:p>
          </table:table-cell>
          <table:table-cell office:value-type="float" office:value="0.4993087">
            <text:p>0.4993</text:p>
          </table:table-cell>
          <table:table-cell table:style-name="ce23" table:formula="of:=[.O22]/[.O50]" office:value-type="percentage" office:value="0.981889537090314">
            <text:p>98.19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^6</text:p>
          </table:table-cell>
          <table:table-cell office:value-type="float" office:value="23.43049">
            <text:p>23.43</text:p>
          </table:table-cell>
          <table:table-cell office:value-type="string">
            <text:p>Income.fctr.C</text:p>
          </table:table-cell>
          <table:table-cell office:value-type="float" office:value="11.94635">
            <text:p>11.95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065619">
            <text:p>0.5066</text:p>
          </table:table-cell>
          <table:table-cell table:style-name="ce23" table:formula="of:=[.O23]/[.O51]" office:value-type="percentage" office:value="1.01617292848923">
            <text:p>101.62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3" table:formula="of:=[.O24]/[.O52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23" table:formula="of:=[.O25]/[.O53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3" table:formula="of:=[.O26]/[.O54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704301">
            <text:p>0.4704</text:p>
          </table:table-cell>
          <table:table-cell table:style-name="ce23" table:formula="of:=[.O27]/[.O55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594529">
            <text:p>0.5595</text:p>
          </table:table-cell>
          <table:table-cell table:style-name="ce23" table:formula="of:=[.O28]/[.O56]" office:value-type="percentage" office:value="0.989941909671122">
            <text:p>98.99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471161">
            <text:p>0.5471</text:p>
          </table:table-cell>
          <table:table-cell table:style-name="ce23" table:formula="of:=[.O29]/[.O57]" office:value-type="percentage" office:value="0.994562153760856">
            <text:p>99.46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/>
          <table:table-cell table:style-name="ce23" table:formula="of:=[.O30]/[.O58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8" office:value-type="string">
            <text:p>N/A</text:p>
          </table:table-cell>
          <table:table-cell table:style-name="ce23" table:formula="of:=[.O31]/[.O59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8"/>
          <table:table-cell table:style-name="ce23" table:formula="of:=[.O32]/[.O60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0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3" table:formula="of:=[.O33]/[.O61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3" table:formula="of:=[.O34]/[.O62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3" table:formula="of:=[.O35]/[.O63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3" table:formula="of:=[.O36]/[.O64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3" table:formula="of:=[.O37]/[.O65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3" table:formula="of:=[.O38]/[.O66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3" table:formula="of:=[.O39]/[.O67]" office:value-type="percentage" office:value="1">
            <text:p>100.00%</text:p>
          </table:table-cell>
          <table:table-cell/>
          <table:table-cell table:style-name="ce25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5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6:.K40])" office:value-type="float" office:value="556.63083">
            <text:p>556.63</text:p>
          </table:table-cell>
          <table:table-cell table:style-name="ce16" table:formula="of:=SUM([.L16:.L40])" office:value-type="float" office:value="2743.53396">
            <text:p>2,743.53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19" table:number-columns-repeated="3"/>
          <table:table-cell table:style-name="ce1" table:number-columns-repeated="980"/>
        </table:table-row>
        <table:table-row table:style-name="ro3">
          <table:table-cell table:number-columns-repeated="3"/>
          <table:table-cell office:value-type="string">
            <text:p>Votes_Gender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M</text:p>
          </table:table-cell>
          <table:table-cell office:value-type="float" office:value="335.7465">
            <text:p>335.75</text:p>
          </table:table-cell>
          <table:table-cell office:value-type="float" office:value="1658.78155">
            <text:p>1,658.78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23" table:formula="of:=[.O44]/[.O73]" office:value-type="percentage" office:value="0.991610738255034">
            <text:p>99.16%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3">
          <table:table-cell/>
          <table:table-cell table:style-name="ce4" table:formula="of:=[.K69]/[.B12]" office:value-type="percentage" office:value="1">
            <text:p>100.00%</text:p>
          </table:table-cell>
          <table:table-cell table:style-name="ce4" table:formula="of:=[.L69]/[.C12]" office:value-type="percentage" office:value="1">
            <text:p>100.00%</text:p>
          </table:table-cell>
          <table:table-cell office:value-type="string">
            <text:p>GlbFeatsCategory:Gender.fctr</text:p>
          </table:table-cell>
          <table:table-cell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12.4223">
            <text:p>12.42</text:p>
          </table:table-cell>
          <table:table-cell office:value-type="float" office:value="55.79735">
            <text:p>55.80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3" table:formula="of:=[.O45]/[.O74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YOB.Age.fctr(35,40]</text:p>
          </table:table-cell>
          <table:table-cell office:value-type="float" office:value="63.00637">
            <text:p>63.01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/>
          <table:table-cell office:value-type="string">
            <text:p>F</text:p>
          </table:table-cell>
          <table:table-cell office:value-type="float" office:value="208.2763">
            <text:p>208.28</text:p>
          </table:table-cell>
          <table:table-cell office:value-type="float" office:value="1025.7167">
            <text:p>1,025.72</text:p>
          </table:table-cell>
          <table:table-cell/>
          <table:table-cell office:value-type="string">
            <text:p>OOBobs errors</text:p>
          </table:table-cell>
          <table:table-cell table:style-name="ce22" office:value-type="string">
            <text:p>N/A</text:p>
          </table:table-cell>
          <table:table-cell table:style-name="ce23" table:formula="of:=[.O46]/[.O75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Gender.fctrF</text:p>
          </table:table-cell>
          <table:table-cell office:value-type="float" office:value="61.13097">
            <text:p>61.13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3" table:formula="of:=[.O47]/[.O76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Default"/>
          <table:table-cell office:value-type="string">
            <text:p>YOB.Age.fctr(30,35]</text:p>
          </table:table-cell>
          <table:table-cell office:value-type="float" office:value="50.19803">
            <text:p>50.20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3" table:formula="of:=[.O48]/[.O77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YOB.Age.fctr(65,90]</text:p>
          </table:table-cell>
          <table:table-cell office:value-type="float" office:value="29.71975">
            <text:p>29.72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23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15,20]</text:p>
          </table:table-cell>
          <table:table-cell office:value-type="float" office:value="18.43062">
            <text:p>18.43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5"/>
          <table:table-cell table:style-name="ce6" office:value-type="string">
            <text:p>max.AUCpROC.OOB:glb_sel_mdl</text:p>
          </table:table-cell>
          <table:table-cell office:value-type="float" office:value="0.5085182">
            <text:p>0.5085</text:p>
          </table:table-cell>
          <table:table-cell table:style-name="ce23" table:formula="of:=[.O50]/[.O79]" office:value-type="percentage" office:value="1.0170364">
            <text:p>101.7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20,25]</text:p>
          </table:table-cell>
          <table:table-cell office:value-type="float" office:value="10.8794">
            <text:p>10.88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984997">
            <text:p>0.4985</text:p>
          </table:table-cell>
          <table:table-cell table:style-name="ce23" table:formula="of:=[.O51]/[.O80]" office:value-type="percentage" office:value="0.998204832155311">
            <text:p>99.82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3" table:formula="of:=[.O52]/[.O81]" office:value-type="percentage" office:value="0.7">
            <text:p>7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23" table:formula="of:=[.O53]/[.O82]" office:value-type="percentage" office:value="0.7">
            <text:p>7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3" table:formula="of:=[.O54]/[.O83]" office:value-type="percentage" office:value="0.7">
            <text:p>7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704301">
            <text:p>0.4704</text:p>
          </table:table-cell>
          <table:table-cell table:style-name="ce23" table:formula="of:=[.O55]/[.O84]" office:value-type="percentage" office:value="1.00144587269551">
            <text:p>100.14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651371">
            <text:p>0.5651</text:p>
          </table:table-cell>
          <table:table-cell table:style-name="ce23" table:formula="of:=[.O56]/[.O85]" office:value-type="percentage" office:value="1.07649508894454">
            <text:p>107.65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501075">
            <text:p>0.5501</text:p>
          </table:table-cell>
          <table:table-cell table:style-name="ce23" table:formula="of:=[.O57]/[.O86]" office:value-type="percentage" office:value="1.04301837553003">
            <text:p>104.3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/>
          <table:table-cell table:style-name="ce23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8" office:value-type="string">
            <text:p>N/A</text:p>
          </table:table-cell>
          <table:table-cell table:style-name="ce23" table:formula="of:=[.O59]/[.O88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8"/>
          <table:table-cell table:style-name="ce23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0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3" table:formula="of:=[.O61]/[.O90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3" table:formula="of:=[.O62]/[.O91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3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3" table:formula="of:=[.O64]/[.O93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3" table:formula="of:=[.O65]/[.O94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3" table:formula="of:=[.O66]/[.O95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3" table:formula="of:=[.O67]/[.O96]" office:value-type="percentage" office:value="1">
            <text:p>100.00%</text:p>
          </table:table-cell>
          <table:table-cell/>
          <table:table-cell table:style-name="ce25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5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44:.K68])" office:value-type="float" office:value="556.4451">
            <text:p>556.45</text:p>
          </table:table-cell>
          <table:table-cell table:style-name="ce16" table:formula="of:=SUM([.L44:.L68])" office:value-type="float" office:value="2740.2956">
            <text:p>2,740.30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984"/>
        </table:table-row>
        <table:table-row table:style-name="ro1" table:number-rows-repeated="2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19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Votes_YOB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(30,35]</text:p>
          </table:table-cell>
          <table:table-cell office:value-type="float" office:value="49.95418">
            <text:p>49.95</text:p>
          </table:table-cell>
          <table:table-cell office:value-type="float" office:value="285.0504">
            <text:p>285.05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6">
            <text:p>596.0000</text:p>
          </table:table-cell>
          <table:table-cell table:style-name="ce23" table:formula="of:=[.O73]/[.O101]" office:value-type="percentage" office:value="1.00846023688663">
            <text:p>100.85%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1">
          <table:table-cell/>
          <table:table-cell table:style-name="ce4" table:formula="of:=[.K98]/[.B12]" office:value-type="percentage" office:value="1.00591652258237">
            <text:p>100.59%</text:p>
          </table:table-cell>
          <table:table-cell table:style-name="ce4" table:formula="of:=[.L98]/[.C12]" office:value-type="percentage" office:value="1.0110688788465">
            <text:p>101.11%</text:p>
          </table:table-cell>
          <table:table-cell office:value-type="string">
            <text:p>GlbFeatsCategory:YOB.Age.fctr</text:p>
          </table:table-cell>
          <table:table-cell office:value-type="string">
            <text:p>YOB.Age.fctr(35,40]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YOB.Age.fctr(35,40]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(15,20]</text:p>
          </table:table-cell>
          <table:table-cell office:value-type="float" office:value="96.777">
            <text:p>96.78</text:p>
          </table:table-cell>
          <table:table-cell office:value-type="float" office:value="377.8209">
            <text:p>377.82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3" table:formula="of:=[.O74]/[.O102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YOB.Age.fctr(65,90]</text:p>
          </table:table-cell>
          <table:table-cell office:value-type="float" office:value="67.88624">
            <text:p>67.89</text:p>
          </table:table-cell>
          <table:table-cell office:value-type="string">
            <text:p>YOB.Age.fctr(65,90]</text:p>
          </table:table-cell>
          <table:table-cell office:value-type="float" office:value="95.05561">
            <text:p>95.06</text:p>
          </table:table-cell>
          <table:table-cell/>
          <table:table-cell office:value-type="string">
            <text:p>(50,65]</text:p>
          </table:table-cell>
          <table:table-cell office:value-type="float" office:value="29.41077">
            <text:p>29.41</text:p>
          </table:table-cell>
          <table:table-cell office:value-type="float" office:value="339.4045">
            <text:p>339.40</text:p>
          </table:table-cell>
          <table:table-cell/>
          <table:table-cell office:value-type="string">
            <text:p>OOBobs errors</text:p>
          </table:table-cell>
          <table:table-cell table:style-name="ce22" office:value-type="string">
            <text:p>N/A</text:p>
          </table:table-cell>
          <table:table-cell table:style-name="ce23" table:formula="of:=[.O75]/[.O103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30,35]</text:p>
          </table:table-cell>
          <table:table-cell office:value-type="float" office:value="62.33358">
            <text:p>62.33</text:p>
          </table:table-cell>
          <table:table-cell office:value-type="string">
            <text:p>YOB.Age.fctr(30,35]</text:p>
          </table:table-cell>
          <table:table-cell office:value-type="float" office:value="83.15714">
            <text:p>83.16</text:p>
          </table:table-cell>
          <table:table-cell/>
          <table:table-cell office:value-type="string">
            <text:p>(25,30]</text:p>
          </table:table-cell>
          <table:table-cell office:value-type="float" office:value="54.82155">
            <text:p>54.82</text:p>
          </table:table-cell>
          <table:table-cell office:value-type="float" office:value="331.8715">
            <text:p>331.87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3" table:formula="of:=[.O76]/[.O104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15,20]</text:p>
          </table:table-cell>
          <table:table-cell office:value-type="float" office:value="31.49143">
            <text:p>31.49</text:p>
          </table:table-cell>
          <table:table-cell office:value-type="string">
            <text:p>YOB.Age.fctr(15,20]</text:p>
          </table:table-cell>
          <table:table-cell office:value-type="float" office:value="41.76722">
            <text:p>41.77</text:p>
          </table:table-cell>
          <table:table-cell/>
          <table:table-cell office:value-type="string">
            <text:p>(20,25]</text:p>
          </table:table-cell>
          <table:table-cell office:value-type="float" office:value="68.76206">
            <text:p>68.76</text:p>
          </table:table-cell>
          <table:table-cell office:value-type="float" office:value="431.616">
            <text:p>431.62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3" table:formula="of:=[.O77]/[.O105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(40,50]</text:p>
          </table:table-cell>
          <table:table-cell office:value-type="float" office:value="65.76206">
            <text:p>65.76</text:p>
          </table:table-cell>
          <table:table-cell office:value-type="float" office:value="430.5293">
            <text:p>430.53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3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NA</text:p>
          </table:table-cell>
          <table:table-cell office:value-type="float" office:value="73.23232">
            <text:p>73.23</text:p>
          </table:table-cell>
          <table:table-cell office:value-type="float" office:value="176.0559">
            <text:p>176.06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23" table:formula="of:=[.O79]/[.O107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(65,90]</text:p>
          </table:table-cell>
          <table:table-cell office:value-type="float" office:value="34.23159">
            <text:p>34.23</text:p>
          </table:table-cell>
          <table:table-cell office:value-type="float" office:value="140.0883">
            <text:p>140.09</text:p>
          </table:table-cell>
          <table:table-cell/>
          <table:table-cell office:value-type="string">
            <text:p>max.AUCROCR.OOB:glb_sel_mdl</text:p>
          </table:table-cell>
          <table:table-cell office:value-type="float" office:value="0.4993962">
            <text:p>0.4994</text:p>
          </table:table-cell>
          <table:table-cell table:style-name="ce23" table:formula="of:=[.O80]/[.O108]" office:value-type="percentage" office:value="1.01681835238745">
            <text:p>101.68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(35,40]</text:p>
          </table:table-cell>
          <table:table-cell office:value-type="float" office:value="86.78579">
            <text:p>86.79</text:p>
          </table:table-cell>
          <table:table-cell office:value-type="float" office:value="258.1908">
            <text:p>258.19</text:p>
          </table:table-cell>
          <table:table-cell/>
          <table:table-cell office:value-type="string">
            <text:p>opt.prob.threshold.OOB:glb_sel_mdl</text:p>
          </table:table-cell>
          <table:table-cell office:value-type="float" office:value="1">
            <text:p>1.0000</text:p>
          </table:table-cell>
          <table:table-cell table:style-name="ce23" table:formula="of:=[.O81]/[.O109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1">
            <text:p>1.0000</text:p>
          </table:table-cell>
          <table:table-cell table:style-name="ce23" table:formula="of:=[.O82]/[.O110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1">
            <text:p>1.0000</text:p>
          </table:table-cell>
          <table:table-cell table:style-name="ce23" table:formula="of:=[.O83]/[.O111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7509">
            <text:p>0.4698</text:p>
          </table:table-cell>
          <table:table-cell table:style-name="ce23" table:formula="of:=[.O84]/[.O112]" office:value-type="percentage" office:value="0.999565277711578">
            <text:p>99.96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249788">
            <text:p>0.5250</text:p>
          </table:table-cell>
          <table:table-cell table:style-name="ce23" table:formula="of:=[.O85]/[.O113]" office:value-type="percentage" office:value="0.990283885298991">
            <text:p>99.03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274188">
            <text:p>0.5274</text:p>
          </table:table-cell>
          <table:table-cell table:style-name="ce23" table:formula="of:=[.O86]/[.O114]" office:value-type="percentage" office:value="0.995705629765138">
            <text:p>99.57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1"/>
          <table:table-cell table:style-name="ce23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8" office:value-type="string">
            <text:p>N/A</text:p>
          </table:table-cell>
          <table:table-cell table:style-name="ce23" table:formula="of:=[.O88]/[.O116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8"/>
          <table:table-cell table:style-name="ce23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0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3" table:formula="of:=[.O90]/[.O118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3" table:formula="of:=[.O91]/[.O119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5"/>
          <table:table-cell table:style-name="ce23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3" table:formula="of:=[.O93]/[.O121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3" table:formula="of:=[.O94]/[.O122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3" table:formula="of:=[.O95]/[.O123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3" table:formula="of:=[.O96]/[.O124]" office:value-type="percentage" office:value="1">
            <text:p>100.00%</text:p>
          </table:table-cell>
          <table:table-cell/>
          <table:table-cell table:style-name="ce25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5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73:.K97])" office:value-type="float" office:value="559.73732">
            <text:p>559.74</text:p>
          </table:table-cell>
          <table:table-cell table:style-name="ce16" table:formula="of:=SUM([.L73:.L97])" office:value-type="float" office:value="2770.6276">
            <text:p>2,770.63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19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Baseline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.dummy</text:p>
          </table:table-cell>
          <table:table-cell office:value-type="float" office:value="555.2957647">
            <text:p>555.30</text:p>
          </table:table-cell>
          <table:table-cell office:value-type="float" office:value="2772.5424799">
            <text:p>2,772.5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24"/>
          <table:table-cell table:number-columns-repeated="2"/>
          <table:table-cell table:style-name="ce6"/>
          <table:table-cell table:number-columns-repeated="977"/>
        </table:table-row>
        <table:table-row table:style-name="ro1">
          <table:table-cell/>
          <table:table-cell table:style-name="ce4" table:formula="of:=[.K126]/[.B12]" office:value-type="percentage" office:value="0.997934503691379">
            <text:p>99.79%</text:p>
          </table:table-cell>
          <table:table-cell table:style-name="ce4" table:formula="of:=[.L126]/[.C12]" office:value-type="percentage" office:value="1.01176766473661">
            <text:p>101.18%</text:p>
          </table:table-cell>
          <table:table-cell office:value-type="string">
            <text:p>Baseline</text:p>
          </table:table-cell>
          <table:table-cell office:value-type="string">
            <text:p>.rnorm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.rnorm</text:p>
          </table:table-cell>
          <table:table-cell table:style-name="ce12" office:value-type="float" office:value="0">
            <text:p>0.00</text:p>
          </table:table-cell>
          <table:table-cell table:number-columns-repeated="5"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/>
          <table:table-cell office:value-type="string">
            <text:p>.pos</text:p>
          </table:table-cell>
          <table:table-cell office:value-type="float" office:value="0.2472607">
            <text:p>0.25</text:p>
          </table:table-cell>
          <table:table-cell office:value-type="string">
            <text:p>.pos</text:p>
          </table:table-cell>
          <table:table-cell office:value-type="float" office:value="100">
            <text:p>100.00</text:p>
          </table:table-cell>
          <table:table-cell table:number-columns-repeated="5"/>
          <table:table-cell office:value-type="string">
            <text:p>OOBobs errors</text:p>
          </table:table-cell>
          <table:table-cell table:style-name="ce22"/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newobs dups/hints errors</text:p>
          </table:table-cell>
          <table:table-cell/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UCROCR.OOB:glb_sel_mdl</text:p>
          </table:table-cell>
          <table:table-cell office:value-type="float" office:value="0.4911361">
            <text:p>0.4911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1">
            <text:p>1.0000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1">
            <text:p>1.0000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1">
            <text:p>1.0000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9552">
            <text:p>0.4700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301296">
            <text:p>0.5301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296935">
            <text:p>0.5297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1"/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8" office:value-type="string">
            <text:p>N/A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8"/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0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5"/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4"/>
          <table:table-cell/>
          <table:table-cell table:style-name="ce25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5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01:.K125])" office:value-type="float" office:value="555.2957647">
            <text:p>555.30</text:p>
          </table:table-cell>
          <table:table-cell table:style-name="ce16" table:formula="of:=SUM([.L101:.L125])" office:value-type="float" office:value="2772.5424799">
            <text:p>2,772.54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984"/>
        </table:table-row>
        <table:table-row table:style-name="ro1" table:number-rows-repeated="1048448">
          <table:table-cell table:number-columns-repeated="996"/>
        </table:table-row>
        <table:table-row table:style-name="ro1">
          <table:table-cell table:number-columns-repeated="996"/>
        </table:table-row>
      </table:table>
      <table:table table:name="stage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number-columns-repeated="21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37873">
            <text:p>58378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54673">
            <text:p>16546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24991">
            <text:p>282499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913461">
            <text:p>8913461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51023">
            <text:p>5851023</text:p>
          </table:table-cell>
          <table:table-cell table:number-columns-repeated="8"/>
          <table:table-cell office:value-type="float" office:value="5837873">
            <text:p>5837873</text:p>
          </table:table-cell>
          <table:table-cell table:number-columns-repeated="8"/>
          <table:table-cell office:value-type="float" office:value="5851023">
            <text:p>5851023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47325">
            <text:p>1647325</text:p>
          </table:table-cell>
          <table:table-cell table:number-columns-repeated="8"/>
          <table:table-cell office:value-type="float" office:value="1654673">
            <text:p>1654673</text:p>
          </table:table-cell>
          <table:table-cell table:number-columns-repeated="8"/>
          <table:table-cell office:value-type="float" office:value="1647325">
            <text:p>1647325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35046">
            <text:p>2835046</text:p>
          </table:table-cell>
          <table:table-cell table:number-columns-repeated="8"/>
          <table:table-cell office:value-type="float" office:value="2824991">
            <text:p>2824991</text:p>
          </table:table-cell>
          <table:table-cell table:number-columns-repeated="8"/>
          <table:table-cell office:value-type="float" office:value="2835046">
            <text:p>283504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886776">
            <text:p>8886776</text:p>
          </table:table-cell>
          <table:table-cell table:number-columns-repeated="8"/>
          <table:table-cell office:value-type="float" office:value="8913461">
            <text:p>8913461</text:p>
          </table:table-cell>
          <table:table-cell table:number-columns-repeated="8"/>
          <table:table-cell office:value-type="float" office:value="8886776">
            <text:p>8886776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06659">
            <text:p>550665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36089">
            <text:p>143608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1449">
            <text:p>25414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65777">
            <text:p>8265777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18492">
            <text:p>5518492</text:p>
          </table:table-cell>
          <table:table-cell table:number-columns-repeated="8"/>
          <table:table-cell office:value-type="float" office:value="5506659">
            <text:p>5506659</text:p>
          </table:table-cell>
          <table:table-cell table:number-columns-repeated="8"/>
          <table:table-cell office:value-type="float" office:value="5518492">
            <text:p>5518492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29476">
            <text:p>1429476</text:p>
          </table:table-cell>
          <table:table-cell table:number-columns-repeated="8"/>
          <table:table-cell office:value-type="float" office:value="1436089">
            <text:p>1436089</text:p>
          </table:table-cell>
          <table:table-cell table:number-columns-repeated="8"/>
          <table:table-cell office:value-type="float" office:value="1429476">
            <text:p>142947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9106">
            <text:p>2549106</text:p>
          </table:table-cell>
          <table:table-cell table:number-columns-repeated="8"/>
          <table:table-cell office:value-type="float" office:value="2541449">
            <text:p>2541449</text:p>
          </table:table-cell>
          <table:table-cell table:number-columns-repeated="8"/>
          <table:table-cell office:value-type="float" office:value="2549106">
            <text:p>254910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43850">
            <text:p>8243850</text:p>
          </table:table-cell>
          <table:table-cell table:number-columns-repeated="8"/>
          <table:table-cell office:value-type="float" office:value="8265777">
            <text:p>8265777</text:p>
          </table:table-cell>
          <table:table-cell table:number-columns-repeated="8"/>
          <table:table-cell office:value-type="float" office:value="8243850">
            <text:p>8243850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34">
            <text:p>13.8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687">
            <text:p>18.6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35426">
            <text:p>14.3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5186">
            <text:p>36.55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7"/>
          <table:table-cell office:value-type="string">
            <text:p>All.X..rcv.glmnet.imp</text:p>
          </table:table-cell>
          <table:table-cell office:value-type="string">
            <text:p>Final..rcv.glmnet.imp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95.05561">
            <text:p>95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83.15714">
            <text:p>83.1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41.76722">
            <text:p>41.77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0,35]</text:p>
          </table:table-cell>
          <table:table-cell office:value-type="float" office:value="285.0504">
            <text:p>285.0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15,20]</text:p>
          </table:table-cell>
          <table:table-cell office:value-type="float" office:value="377.8209">
            <text:p>377.8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50,65]</text:p>
          </table:table-cell>
          <table:table-cell office:value-type="float" office:value="339.4045">
            <text:p>339.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25,30]</text:p>
          </table:table-cell>
          <table:table-cell office:value-type="float" office:value="331.8715">
            <text:p>331.8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20,25]</text:p>
          </table:table-cell>
          <table:table-cell office:value-type="float" office:value="431.616">
            <text:p>431.6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40,50]</text:p>
          </table:table-cell>
          <table:table-cell office:value-type="float" office:value="430.5293">
            <text:p>430.5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76.0559">
            <text:p>176.0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65,90]</text:p>
          </table:table-cell>
          <table:table-cell office:value-type="float" office:value="140.0883">
            <text:p>140.0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35,40]</text:p>
          </table:table-cell>
          <table:table-cell office:value-type="float" office:value="258.1908">
            <text:p>258.1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25,30]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0,25]</text:p>
          </table:table-cell>
          <table:table-cell office:value-type="float" office:value="429.2528">
            <text:p>429.2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30,35]</text:p>
          </table:table-cell>
          <table:table-cell office:value-type="float" office:value="282.7068">
            <text:p>282.7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40,50]</text:p>
          </table:table-cell>
          <table:table-cell office:value-type="float" office:value="425.9732">
            <text:p>425.9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25,30]</text:p>
          </table:table-cell>
          <table:table-cell office:value-type="float" office:value="327.2738">
            <text:p>327.2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35,40]</text:p>
          </table:table-cell>
          <table:table-cell office:value-type="float" office:value="256.9182">
            <text:p>256.9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65,90]</text:p>
          </table:table-cell>
          <table:table-cell office:value-type="float" office:value="139.0894">
            <text:p>139.0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15,20]</text:p>
          </table:table-cell>
          <table:table-cell office:value-type="float" office:value="371.3954">
            <text:p>371.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50,65]</text:p>
          </table:table-cell>
          <table:table-cell office:value-type="float" office:value="335.1924">
            <text:p>335.1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72.4936">
            <text:p>172.4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M</text:p>
          </table:table-cell>
          <table:table-cell office:value-type="float" office:value="1658.78155">
            <text:p>1658.7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55.79735">
            <text:p>55.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F</text:p>
          </table:table-cell>
          <table:table-cell office:value-type="float" office:value="1025.7167">
            <text:p>1025.7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77.15383">
            <text:p>77.1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30.61766">
            <text:p>30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8</text:p>
          </table:table-cell>
          <table:table-cell office:value-type="float" office:value="26.53818">
            <text:p>26.5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6</text:p>
          </table:table-cell>
          <table:table-cell office:value-type="float" office:value="15.63738">
            <text:p>15.6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7</text:p>
          </table:table-cell>
          <table:table-cell office:value-type="float" office:value="12.97811">
            <text:p>12.9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11.94635">
            <text:p>11.95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M</text:p>
          </table:table-cell>
          <table:table-cell office:value-type="float" office:value="1660.23197">
            <text:p>1660.2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55.78403">
            <text:p>55.7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F</text:p>
          </table:table-cell>
          <table:table-cell office:value-type="float" office:value="1027.51796">
            <text:p>1027.5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</table:table>
      <table:table table:name="metrics" table:style-name="ta1" table:print="false">
        <table:table-column table:style-name="co4" table:default-cell-style-name="Default"/>
        <table:table-column table:style-name="co4" table:default-cell-style-name="ce18"/>
        <table:table-row table:style-name="ro1">
          <table:table-cell office:value-type="string">
            <text:p>Classification:</text:p>
          </table:table-cell>
          <table:table-cell table:style-name="Default"/>
        </table:table-row>
        <table:table-row table:style-name="ro1">
          <table:table-cell/>
          <table:table-cell office:value-type="string">
            <text:p>OOBobs confusion matrix [NY]</text:p>
          </table:table-cell>
        </table:table-row>
        <table:table-row table:style-name="ro1">
          <table:table-cell/>
          <table:table-cell office:value-type="string">
            <text:p>OOBobs confusion matrix [YN]</text:p>
          </table:table-cell>
        </table:table-row>
        <table:table-row table:style-name="ro1">
          <table:table-cell/>
          <table:table-cell office:value-type="string">
            <text:p>OOBobs errors</text:p>
          </table:table-cell>
        </table:table-row>
        <table:table-row table:style-name="ro1">
          <table:table-cell/>
          <table:table-cell office:value-type="string">
            <text:p>newobs confusion matrix [N]</text:p>
          </table:table-cell>
        </table:table-row>
        <table:table-row table:style-name="ro1">
          <table:table-cell/>
          <table:table-cell office:value-type="string">
            <text:p>newobs confusion matrix [Y]</text:p>
          </table:table-cell>
        </table:table-row>
        <table:table-row table:style-name="ro1">
          <table:table-cell/>
          <table:table-cell office:value-type="string">
            <text:p>newobs dups/hints errors</text:p>
          </table:table-cell>
        </table:table-row>
        <table:table-row table:style-name="ro1">
          <table:table-cell/>
          <table:table-cell table:style-name="ce6" office:value-type="string">
            <text:p>max.AUCpROC.OOB:glb_sel_mdl</text:p>
          </table:table-cell>
        </table:table-row>
        <table:table-row table:style-name="ro1">
          <table:table-cell/>
          <table:table-cell office:value-type="string">
            <text:p>max.AUCROCR.OOB:glb_sel_mdl</text:p>
          </table:table-cell>
        </table:table-row>
        <table:table-row table:style-name="ro1">
          <table:table-cell/>
          <table:table-cell office:value-type="string">
            <text:p>opt.prob.threshold.OOB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fin_mdl</text:p>
          </table:table-cell>
        </table:table-row>
        <table:table-row table:style-name="ro1">
          <table:table-cell/>
          <table:table-cell office:value-type="string">
            <text:p>max.Accuracy.OOB:glb_sel_mdl</text:p>
          </table:table-cell>
        </table:table-row>
        <table:table-row table:style-name="ro1">
          <table:table-cell/>
          <table:table-cell office:value-type="string">
            <text:p>max.Accuracy.fit:glb_sel_mdl</text:p>
          </table:table-cell>
        </table:table-row>
        <table:table-row table:style-name="ro1">
          <table:table-cell/>
          <table:table-cell office:value-type="string">
            <text:p>max.Accuracy.fit:glb_fin_mdl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Regression:</text:p>
          </table:table-cell>
          <table:table-cell table:style-name="Default"/>
        </table:table-row>
        <table:table-row table:style-name="ro1">
          <table:table-cell/>
          <table:table-cell table:style-name="ce6" office:value-type="string">
            <text:p>min.RMSE.OOB:glb_sel_mdl</text:p>
          </table:table-cell>
        </table:table-row>
        <table:table-row table:style-name="ro1">
          <table:table-cell/>
          <table:table-cell table:style-name="ce6" office:value-type="string">
            <text:p>min.RMSE.fit:glb_fin_mdl</text:p>
          </table:table-cell>
        </table:table-row>
        <table:table-row table:style-name="ro1">
          <table:table-cell/>
          <table:table-cell table:style-name="ce6" office:value-type="string">
            <text:p>max.R.sq.OOB:glb_sel_mdl</text:p>
          </table:table-cell>
        </table:table-row>
        <table:table-row table:style-name="ro1">
          <table:table-cell/>
          <table:table-cell table:style-name="ce6" office:value-type="string">
            <text:p>max.Adj.R.sq.fit:glb_fin_mdl</text:p>
          </table:table-cell>
        </table:table-row>
      </table:table>
      <table:database-ranges>
        <table:database-range table:target-range-address="stage.B85:stage.C91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1" number:min-integer-digits="1" number:grouping="true"/>
    </number:number-style>
    <number:number-style style:name="N121">
      <number:number number:decimal-places="3" number:min-integer-digits="1" number:grouping="true"/>
    </number:number-style>
    <number:number-style style:name="N122">
      <number:number number:decimal-places="4" number:min-integer-digits="1" number:grouping="true"/>
    </number:number-style>
    <number:number-style style:name="N123">
      <number:number number:decimal-places="5" number:min-integer-digits="1" number:grouping="true"/>
    </number:number-style>
    <number:number-style style:name="N124">
      <number:number number:decimal-places="1" number:min-integer-digits="1"/>
    </number:number-style>
    <number:percentage-style style:name="N125P0" style:volatile="true">
      <number:number number:decimal-places="2" number:min-integer-digits="1"/>
      <number:text>%</number:text>
    </number:percentage-style>
    <number:percentage-style style:name="N125">
      <style:text-properties fo:color="#ff0000"/>
      <number:text>-</number:text>
      <number:number number:decimal-places="2" number:min-integer-digits="1"/>
      <number:text>%</number:text>
      <style:map style:condition="value()&gt;=0" style:apply-style-name="N125P0"/>
    </number:percentage-style>
    <number:number-style style:name="N12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5/27/2016</text:date>, <text:time>07:4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laji Iyengar</meta:initial-creator>
    <meta:creation-date>2015-08-06T11:37:31</meta:creation-date>
    <meta:generator>NeoOffice/3.2015.6_Classic_Edition$Unix OpenOffice.org_project/Patch 0</meta:generator>
    <dc:date>2016-05-27T07:40:39</dc:date>
    <dc:creator>Balaji Iyengar</dc:creator>
    <meta:editing-duration>PT1702H11M10S</meta:editing-duration>
    <meta:editing-cycles>517</meta:editing-cycles>
    <meta:document-statistic meta:table-count="3" meta:cell-count="777" meta:object-count="0"/>
    <meta:user-defined meta:name=""/>
  </office:meta>
</office:document-meta>
</file>